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ri Gnome</text:p>
          </table:table-cell>
          <table:table-cell/>
          <table:table-cell office:value-type="string" calcext:value-type="string">
            <text:p>Meilleur cas</text:p>
          </table:table-cell>
          <table:table-cell office:value-type="string" calcext:value-type="string">
            <text:p>O(n)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heorique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formula="of:=0.2381/1000" office:value-type="float" office:value="0.0002381" calcext:value-type="float">
            <text:p>0,000238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238100</text:p>
          </table:table-cell>
          <table:table-cell table:formula="of:=[.B7]*[.D7]" office:value-type="float" office:value="0.2381" calcext:value-type="float">
            <text:p>0,2381</text:p>
          </table:table-cell>
        </table:table-row>
        <table:table-row table:style-name="ro1">
          <table:table-cell table:number-columns-repeated="3"/>
          <table:table-cell office:value-type="float" office:value="1600" calcext:value-type="float">
            <text:p>1600</text:p>
          </table:table-cell>
          <table:table-cell office:value-type="string" calcext:value-type="string">
            <text:p>0.939735</text:p>
          </table:table-cell>
          <table:table-cell table:formula="of:=[.B7]*[.D8]" office:value-type="float" office:value="0.38096" calcext:value-type="float">
            <text:p>0,38096</text:p>
          </table:table-cell>
        </table:table-row>
        <table:table-row table:style-name="ro1">
          <table:table-cell table:number-columns-repeated="3"/>
          <table:table-cell office:value-type="float" office:value="2300" calcext:value-type="float">
            <text:p>2300</text:p>
          </table:table-cell>
          <table:table-cell office:value-type="string" calcext:value-type="string">
            <text:p>2.760066</text:p>
          </table:table-cell>
          <table:table-cell table:formula="of:=[.B7]*[.D9]" office:value-type="float" office:value="0.54763" calcext:value-type="float">
            <text:p>0,54763</text:p>
          </table:table-cell>
        </table:table-row>
        <table:table-row table:style-name="ro1">
          <table:table-cell table:number-columns-repeated="3"/>
          <table:table-cell office:value-type="float" office:value="2900" calcext:value-type="float">
            <text:p>2900</text:p>
          </table:table-cell>
          <table:table-cell office:value-type="string" calcext:value-type="string">
            <text:p>5.624722</text:p>
          </table:table-cell>
          <table:table-cell table:formula="of:=[.D10]*[.B7]" office:value-type="float" office:value="0.69049" calcext:value-type="float">
            <text:p>0,69049</text:p>
          </table:table-cell>
        </table:table-row>
        <table:table-row table:style-name="ro1">
          <table:table-cell table:number-columns-repeated="3"/>
          <table:table-cell office:value-type="float" office:value="3500" calcext:value-type="float">
            <text:p>3500</text:p>
          </table:table-cell>
          <table:table-cell office:value-type="string" calcext:value-type="string">
            <text:p>9.983290</text:p>
          </table:table-cell>
          <table:table-cell table:formula="of:=[.D11]*[.B7]" office:value-type="float" office:value="0.83335" calcext:value-type="float">
            <text:p>0,83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8:20:54.611089658</meta:creation-date>
    <dc:date>2021-02-19T20:29:13.552306726</dc:date>
    <meta:editing-duration>PT1H58M8S</meta:editing-duration>
    <meta:editing-cycles>1</meta:editing-cycles>
    <meta:document-statistic meta:table-count="1" meta:cell-count="23" meta:object-count="0"/>
    <meta:generator>LibreOffice/6.4.4.2$Linux_X86_64 LibreOffice_project/40$Build-2</meta:generator>
  </office:meta>
</office:document-meta>
</file>